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ff99ff"/>
    </style:style>
    <style:style style:name="P2" style:family="paragraph" style:parent-style-name="Standard">
      <style:paragraph-properties fo:text-align="justify" style:justify-single-word="false"/>
      <style:text-properties fo:color="#ff99ff" fo:font-weight="bold" style:font-weight-asian="bold" style:font-weight-complex="bold"/>
    </style:style>
    <style:style style:name="P3" style:family="paragraph" style:parent-style-name="Standard">
      <style:paragraph-properties fo:text-align="justify" style:justify-single-word="false"/>
      <style:text-properties fo:color="#ff99ff" fo:font-weight="normal" style:font-weight-asian="normal" style:font-weight-complex="normal"/>
    </style:style>
    <style:style style:name="P4" style:family="paragraph" style:parent-style-name="Standard">
      <style:paragraph-properties fo:text-align="center" style:justify-single-word="false"/>
      <style:text-properties style:use-window-font-color="true"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use-window-font-color="true" fo:font-size="18pt" fo:font-weight="bold"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use-window-font-color="true"/>
    </style:style>
    <style:style style:name="P7" style:family="paragraph" style:parent-style-name="Standard">
      <style:paragraph-properties fo:text-align="justify" style:justify-single-word="false"/>
      <style:text-properties style:use-window-font-color="true" fo:font-weight="bold" style:font-weight-asian="bold" style:font-weight-complex="bold"/>
    </style:style>
    <style:style style:name="P8" style:family="paragraph" style:parent-style-name="Standard">
      <style:paragraph-properties fo:text-align="justify" style:justify-single-word="false"/>
      <style:text-properties style:use-window-font-color="true" fo:font-weight="normal" style:font-weight-asian="normal" style:font-weight-complex="normal"/>
    </style:style>
    <style:style style:name="P9" style:family="paragraph" style:parent-style-name="Standard" style:list-style-name="L1">
      <style:paragraph-properties fo:text-align="justify" style:justify-single-word="false"/>
      <style:text-properties style:use-window-font-color="true" style:text-underline-style="none" fo:font-weight="bold" style:font-weight-asian="bold" style:font-weight-complex="bold"/>
    </style:style>
    <style:style style:name="P10" style:family="paragraph" style:parent-style-name="Standard" style:list-style-name="L1">
      <style:paragraph-properties fo:text-align="justify" style:justify-single-word="false"/>
      <style:text-properties style:use-window-font-color="true" fo:font-weight="bold" style:font-weight-asian="bold" style:font-weight-complex="bold"/>
    </style:style>
    <style:style style:name="P11" style:family="paragraph" style:parent-style-name="Standard" style:list-style-name="L2">
      <style:paragraph-properties fo:text-align="justify" style:justify-single-word="false"/>
      <style:text-properties style:use-window-font-color="true" fo:font-weight="normal" style:font-weight-asian="normal" style:font-weight-complex="normal"/>
    </style:style>
    <style:style style:name="P12" style:family="paragraph" style:parent-style-name="Standard" style:list-style-name="L3">
      <style:paragraph-properties fo:text-align="justify" style:justify-single-word="false"/>
      <style:text-properties style:use-window-font-color="true" fo:font-weight="normal" style:font-weight-asian="normal" style:font-weight-complex="normal"/>
    </style:style>
    <style:style style:name="P13" style:family="paragraph" style:parent-style-name="Standard" style:list-style-name="L5">
      <style:paragraph-properties fo:text-align="justify" style:justify-single-word="false"/>
      <style:text-properties style:use-window-font-color="true" fo:font-weight="normal" style:font-weight-asian="normal" style:font-weight-complex="normal"/>
    </style:style>
    <style:style style:name="P14" style:family="paragraph" style:parent-style-name="Standard" style:list-style-name="L4">
      <style:paragraph-properties fo:text-align="justify" style:justify-single-word="false"/>
      <style:text-properties style:use-window-font-color="true"/>
    </style:style>
    <style:style style:name="P15" style:family="paragraph" style:parent-style-name="Standard" style:list-style-name="L6">
      <style:paragraph-properties fo:text-align="justify" style:justify-single-word="false"/>
      <style:text-properties style:use-window-font-color="true"/>
    </style:style>
    <style:style style:name="P16" style:family="paragraph" style:parent-style-name="Standard" style:list-style-name="L7">
      <style:paragraph-properties fo:text-align="justify" style:justify-single-word="false"/>
      <style:text-properties style:use-window-font-color="true"/>
    </style:style>
    <style:style style:name="P17" style:family="paragraph" style:parent-style-name="Standard" style:list-style-name="L1">
      <style:paragraph-properties fo:text-align="justify" style:justify-single-word="false"/>
      <style:text-properties fo:color="#ff99ff"/>
    </style:style>
    <style:style style:name="P18" style:family="paragraph" style:parent-style-name="Standard" style:list-style-name="L11">
      <style:paragraph-properties fo:text-align="justify" style:justify-single-word="false"/>
      <style:text-properties fo:color="#ff99ff"/>
    </style:style>
    <style:style style:name="P19" style:family="paragraph" style:parent-style-name="Standard" style:list-style-name="L1">
      <style:paragraph-properties fo:text-align="justify" style:justify-single-word="false"/>
      <style:text-properties fo:color="#ff99ff" fo:font-weight="bold" style:font-weight-asian="bold" style:font-weight-complex="bold"/>
    </style:style>
    <style:style style:name="P20" style:family="paragraph" style:parent-style-name="Standard" style:list-style-name="L8">
      <style:paragraph-properties fo:text-align="justify" style:justify-single-word="false"/>
      <style:text-properties fo:color="#ff99ff" fo:font-weight="normal" style:font-weight-asian="normal" style:font-weight-complex="normal"/>
    </style:style>
    <style:style style:name="P21" style:family="paragraph" style:parent-style-name="Standard" style:list-style-name="L9">
      <style:paragraph-properties fo:text-align="justify" style:justify-single-word="false"/>
      <style:text-properties fo:color="#ff99ff" fo:font-weight="normal" style:font-weight-asian="normal" style:font-weight-complex="normal"/>
    </style:style>
    <style:style style:name="P22" style:family="paragraph" style:parent-style-name="Standard" style:list-style-name="L10">
      <style:paragraph-properties fo:text-align="justify" style:justify-single-word="false"/>
      <style:text-properties fo:color="#ff99ff" fo:font-weight="normal" style:font-weight-asian="normal" style:font-weight-complex="normal"/>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OLDORAK Go !</text:p>
      <text:p text:style-name="P5">Règles flipper</text:p>
      <text:p text:style-name="P6"/>
      <text:p text:style-name="P6"/>
      <text:list xml:id="list1403687480949728566" text:style-name="L1">
        <text:list-item>
          <text:p text:style-name="P9">Nombres de balles</text:p>
        </text:list-item>
      </text:list>
      <text:p text:style-name="P6"/>
      <text:p text:style-name="P6">3 balles par partie.</text:p>
      <text:p text:style-name="P6">4 balles dans le jeu.</text:p>
      <text:p text:style-name="P6"/>
      <text:p text:style-name="P6"/>
      <text:list xml:id="list36678150" text:continue-numbering="true" text:style-name="L1">
        <text:list-item>
          <text:p text:style-name="P10">Nombre de joueurs</text:p>
        </text:list-item>
      </text:list>
      <text:p text:style-name="P6"/>
      <text:p text:style-name="P6">De 1 à 4 joueurs, choix fait avec le bouton start, chaque appui ajoute un joueur. Possibilité d'ajouter un joueur durant le jeu de la première balle du premier joueur.</text:p>
      <text:p text:style-name="P6">Dès le 1er appui sur le bouton, le mode attract s'arrête, la partie du 1er joueur commence et attend que le joueur appuie sur le bouton launch ball.</text:p>
      <text:p text:style-name="P6"/>
      <text:p text:style-name="P6"/>
      <text:list xml:id="list36658097" text:continue-numbering="true" text:style-name="L1">
        <text:list-item>
          <text:p text:style-name="P10"><text:s/>Save ball</text:p>
        </text:list-item>
      </text:list>
      <text:p text:style-name="P6"/>
      <text:p text:style-name="P6">A chaque lancer de balle en appuyant sur le bouton launcher, il y a un laps de temps durant lequel s'il y a perte de balle, celle-ci est rendue automatiquement, pas d'action du joueur.</text:p>
      <text:p text:style-name="P6">Temps du saveball  : 15s</text:p>
      <text:p text:style-name="P1"/>
      <text:p text:style-name="P6"/>
      <text:list xml:id="list36679001" text:continue-numbering="true" text:style-name="L1">
        <text:list-item>
          <text:p text:style-name="P10">Skill-shot</text:p>
        </text:list-item>
      </text:list>
      <text:p text:style-name="P6"/>
      <text:p text:style-name="P8">A chaque lancé de balle, le joueur doit passer dans une des rampes. Temps imparti 20 seconde après avoir appuyé sur le bouton lauch ball.</text:p>
      <text:p text:style-name="P1"/>
      <text:p text:style-name="P6">Skillshot balle 1 : rampe gauche 1, rampe éclairée</text:p>
      <text:p text:style-name="P6">Skillshot balle 2 : rampe gauche 2, rampe éclairée</text:p>
      <text:p text:style-name="P6">Skillshot balle 3 : rampe droite 2, rampe éclairée</text:p>
      <text:p text:style-name="P6">Skillshot extra-balle 3 : rampe droite 1, rampe éclairée</text:p>
      <text:p text:style-name="P6"/>
      <text:p text:style-name="P6">Si plusieurs extra-balles : rampe au hasard, suivre la rampe éclairée</text:p>
      <text:p text:style-name="P1"/>
      <text:p text:style-name="P1"/>
      <text:list xml:id="list36668697" text:continue-numbering="true" text:style-name="L1">
        <text:list-item>
          <text:p text:style-name="P10">Multiplier</text:p>
        </text:list-item>
      </text:list>
      <text:p text:style-name="P8"/>
      <text:p text:style-name="P8">Consiste à passer dans les couloirs du haut afin d'éclairer l'insert correspondant, chaque fois que les 2 inserts sont complétés les scores suivants sont multipliés. Puis les inserts s'éteignent pour passer au multiplier suivant.</text:p>
      <text:p text:style-name="P8">Ce mode se met en route dès le début de la partie</text:p>
      <text:p text:style-name="P8"/>
      <text:p text:style-name="P8">Multiplier les points :</text:p>
      <text:list xml:id="list5471390894532056272" text:style-name="L2">
        <text:list-item>
          <text:p text:style-name="P11">multiplier 1 : x2</text:p>
        </text:list-item>
        <text:list-item>
          <text:p text:style-name="P11">multiplier 2 : x3</text:p>
        </text:list-item>
        <text:list-item>
          <text:p text:style-name="P11">multiplier 3 : x5</text:p>
        </text:list-item>
        <text:list-item>
          <text:p text:style-name="P11">multiplier 4 : x8</text:p>
        </text:list-item>
        <text:list-item>
          <text:p text:style-name="P11"><text:soft-page-break/>multiplier 5 : x10</text:p>
        </text:list-item>
      </text:list>
      <text:p text:style-name="P8"/>
      <text:p text:style-name="P8">Valeur :</text:p>
      <text:list xml:id="list1638830344481086650" text:style-name="L3">
        <text:list-item>
          <text:p text:style-name="P12">Passage dans un couloir : 2500 points</text:p>
        </text:list-item>
        <text:list-item>
          <text:p text:style-name="P12">Multiplier actif : 10000 points</text:p>
        </text:list-item>
        <text:list-item>
          <text:p text:style-name="P12">Lorsque les 5 multiplier sont activés, chaque passage dans un couloir : 5000 points</text:p>
        </text:list-item>
      </text:list>
      <text:p text:style-name="P3"/>
      <text:p text:style-name="P8"/>
      <text:list xml:id="list36656552" text:continue-list="list36668697" text:style-name="L1">
        <text:list-item>
          <text:p text:style-name="P10">Extra-balle</text:p>
        </text:list-item>
      </text:list>
      <text:p text:style-name="P6"/>
      <text:p text:style-name="P6">Nombre maxi d'extra-balles : 5</text:p>
      <text:p text:style-name="P6"/>
      <text:p text:style-name="P6">Valeur extra-balle : </text:p>
      <text:list xml:id="list6796224802515148457" text:style-name="L4">
        <text:list-item>
          <text:p text:style-name="P14">1ère exta-ball  : 50000 points</text:p>
        </text:list-item>
        <text:list-item>
          <text:p text:style-name="P14">2ème exta-bal l : 100000 points</text:p>
        </text:list-item>
        <text:list-item>
          <text:p text:style-name="P14">3ème exta-ball  : 250000 points</text:p>
        </text:list-item>
        <text:list-item>
          <text:p text:style-name="P14">4ème exta-ball  : 500000 points</text:p>
        </text:list-item>
        <text:list-item>
          <text:p text:style-name="P14">5ème exta-ball  : 1000000 points</text:p>
        </text:list-item>
      </text:list>
      <text:p text:style-name="P6"/>
      <text:p text:style-name="P6">Obtention extra-balle : Il faut que l'insert extra-ball soit allumé puis lancer la balle dans la cave.</text:p>
      <text:p text:style-name="P6"/>
      <text:p text:style-name="P8">Allumage de l'insert extra-ball :</text:p>
      <text:list xml:id="list2356376622289934108" text:style-name="L5">
        <text:list-item>
          <text:p text:style-name="P13">Automatiquement à la troisième balle de chaque joueur.</text:p>
        </text:list-item>
        <text:list-item>
          <text:p text:style-name="P13">Lors de la réalisation des 4 missions primaires.</text:p>
        </text:list-item>
        <text:list-item>
          <text:p text:style-name="P13">Lors de la réalisation des 8 missions secondaires.</text:p>
        </text:list-item>
        <text:list-item>
          <text:p text:style-name="P13">Après la bataille finale.</text:p>
        </text:list-item>
        <text:list-item>
          <text:p text:style-name="P13">Après tous les bonus.</text:p>
        </text:list-item>
      </text:list>
      <text:p text:style-name="P3"/>
      <text:list xml:id="list36659912" text:continue-list="list36656552" text:style-name="L1">
        <text:list-header>
          <text:p text:style-name="P17"/>
        </text:list-header>
        <text:list-item>
          <text:p text:style-name="P10">Attaque soucoupes VEGA – Vega saucers (similaire mode superjet AFM et RFM)</text:p>
        </text:list-item>
      </text:list>
      <text:p text:style-name="P7"/>
      <text:p text:style-name="P6">Ce mode de jeu est valable tout au long de la partie. Il consiste à frapper les bumpers.</text:p>
      <text:p text:style-name="P6"/>
      <text:p text:style-name="P6">Mode :</text:p>
      <text:list xml:id="list9097640712940625014" text:style-name="L6">
        <text:list-item>
          <text:p text:style-name="P15">Mode 1 : toucher 75 bumpers</text:p>
        </text:list-item>
        <text:list-item>
          <text:p text:style-name="P15">Mode 2 : toucher 100 bumpers</text:p>
        </text:list-item>
        <text:list-item>
          <text:p text:style-name="P15">Mode 3 : toucher 150 bumpers</text:p>
        </text:list-item>
        <text:list-item>
          <text:p text:style-name="P15">Lorsque les 3 modes sont terminés cela reprend au mode 1 et ainsi de suite</text:p>
        </text:list-item>
      </text:list>
      <text:p text:style-name="P6"/>
      <text:p text:style-name="P6">Valeurs :</text:p>
      <text:list xml:id="list4512300767706827117" text:style-name="L7">
        <text:list-item>
          <text:p text:style-name="P16">Mode 1 bumper : 2000 points</text:p>
          <text:list>
            <text:list-item>
              <text:p text:style-name="P16">Fin mode 1 : 50000 points</text:p>
            </text:list-item>
          </text:list>
        </text:list-item>
        <text:list-item>
          <text:p text:style-name="P16">Mode 2 bumper : 5000 points</text:p>
          <text:list>
            <text:list-item>
              <text:p text:style-name="P16">Fin mode 2 : 100000 points</text:p>
            </text:list-item>
          </text:list>
        </text:list-item>
        <text:list-item>
          <text:p text:style-name="P16">Mode 3 bumper : 5000 points</text:p>
          <text:list>
            <text:list-item>
              <text:p text:style-name="P16">Fin mode 3 : 250000 points</text:p>
            </text:list-item>
          </text:list>
        </text:list-item>
        <text:list-item>
          <text:p text:style-name="P16">Chaque fois que les 3 modes sont terminés et que cela reprend au début, les points sont doublés.</text:p>
        </text:list-item>
      </text:list>
      <text:p text:style-name="P1"/>
      <text:p text:style-name="P3"><text:soft-page-break/></text:p>
      <text:list xml:id="list36662386" text:continue-list="list36659912" text:style-name="L1">
        <text:list-item>
          <text:p text:style-name="P19">Modes Multi-balles</text:p>
        </text:list-item>
      </text:list>
      <text:p text:style-name="P3"/>
      <text:list xml:id="list36664329" text:continue-numbering="true" text:style-name="L1">
        <text:list-item>
          <text:list>
            <text:list-item>
              <text:p text:style-name="P19">Multi-balles Soldat Vega (2 balles)</text:p>
            </text:list-item>
          </text:list>
        </text:list-item>
      </text:list>
      <text:p text:style-name="P3"/>
      <text:p text:style-name="P3">Ce mode consiste à taper les sur les 4 soldats de Vega. Au debut du mode les soldats bougent, chaque fois que les cibles correspondantes sont touchées ils s'arrêtent de bouger et l'insert correspondant s'allume.</text:p>
      <text:p text:style-name="P3">Mission terminée lorsque les 4 soldats sont touchés. Il faut finir la mission avec les 2 balles. Si une balle est perdue la mission est perdue.</text:p>
      <text:p text:style-name="P3">Ce multi-balle annihile les missions en court.</text:p>
      <text:p text:style-name="P3">Lorsqu’une balle est perdue ou que la mission est terminée le jeu se poursuit là où il s'était arrêté.</text:p>
      <text:p text:style-name="P3"/>
      <text:p text:style-name="P3">Obtention de la mission : Chaque fois qu'un mode de la mission attaque soucoupes VEGA est terminé, l'insert attack s'allum et pour lancer la mission il faut aller dans la cave.</text:p>
      <text:p text:style-name="P3"/>
      <text:p text:style-name="P3">Valeur :</text:p>
      <text:list xml:id="list3174548104530512542" text:style-name="L8">
        <text:list-item>
          <text:p text:style-name="P20">5000 points par cible touchée</text:p>
        </text:list-item>
        <text:list-item>
          <text:p text:style-name="P20">50000 points missions terminées</text:p>
        </text:list-item>
      </text:list>
      <text:p text:style-name="P3"/>
      <text:p text:style-name="P3"/>
      <text:list xml:id="list36669566" text:continue-list="list36664329" text:style-name="L1">
        <text:list-item>
          <text:list>
            <text:list-item>
              <text:p text:style-name="P19">Multi-balles Jackpot (3 balles)</text:p>
            </text:list-item>
          </text:list>
        </text:list-item>
      </text:list>
      <text:p text:style-name="P3"/>
      <text:p text:style-name="P3">Mode activé automatiquement lorsque les 5 missions secondaires megavolt, pulvonium, missile gamma, rétrolaser, planitron sont terminées.</text:p>
      <text:p text:style-name="P3"/>
      <text:p text:style-name="P3">Le mode consiste à passer dans les 3 rampes et 2 orbites afin de valider les 5 jackpots. Lorsque qu'un Jackpot, au moins, est validé sur chaque rampe et orbites le super jackpot est gagné.</text:p>
      <text:p text:style-name="P3"/>
      <text:p text:style-name="P3">Valeur :</text:p>
      <text:list xml:id="list5204467005275313187" text:style-name="L9">
        <text:list-item>
          <text:p text:style-name="P21">1er passage sur rampe ou orbite : 100000 points</text:p>
        </text:list-item>
        <text:list-item>
          <text:p text:style-name="P21">2ème passage sur rampe ou orbite : 150000 points</text:p>
        </text:list-item>
        <text:list-item>
          <text:p text:style-name="P21">3ème passage et plus sur rampe ou orbite : 200000 points</text:p>
        </text:list-item>
        <text:list-item>
          <text:p text:style-name="P21">super jackpot : 500000 points</text:p>
        </text:list-item>
      </text:list>
      <text:p text:style-name="P3"/>
      <text:p text:style-name="P3">Durant ce multiballes les autres missions se poursuivent.</text:p>
      <text:p text:style-name="P3"/>
      <text:p text:style-name="P3"/>
      <text:list xml:id="list36683422" text:continue-list="list36669566" text:style-name="L1">
        <text:list-item>
          <text:list>
            <text:list-item>
              <text:p text:style-name="P19">Multi-balles <text:s/>(6 balles)</text:p>
            </text:list-item>
          </text:list>
        </text:list-item>
      </text:list>
      <text:p text:style-name="P3"/>
      <text:p text:style-name="P3">Mode activé lorsque</text:p>
      <text:p text:style-name="P3"/>
      <text:p text:style-name="P3"/>
      <text:list xml:id="list36676151" text:continue-numbering="true" text:style-name="L1">
        <text:list-item>
          <text:list>
            <text:list-item>
              <text:p text:style-name="P19">Multi-balles UV (3 balles)</text:p>
            </text:list-item>
          </text:list>
        </text:list-item>
      </text:list>
      <text:p text:style-name="P3"/>
      <text:p text:style-name="P3">Ce mode Multi-balles s'enclenche lorsque l'insert Multi-balles UV s'éclaire.</text:p>
      <text:p text:style-name="P3"/>
      <text:p text:style-name="P3">Enclenchement du mode Multi-balles UV :</text:p>
      <text:p text:style-name="P1"/>
      <text:p text:style-name="P1"/>
      <text:list xml:id="list36668466" text:continue-numbering="true" text:style-name="L1">
        <text:list-item>
          <text:p text:style-name="P19">Missions primaires</text:p>
        </text:list-item>
      </text:list>
      <text:p text:style-name="P2"/>
      <text:list xml:id="list36674520" text:continue-numbering="true" text:style-name="L1">
        <text:list-item>
          <text:list>
            <text:list-item>
              <text:p text:style-name="P19"><text:soft-page-break/>Super-Jackpot</text:p>
            </text:list-item>
          </text:list>
        </text:list-item>
      </text:list>
      <text:p text:style-name="P3"/>
      <text:p text:style-name="P3">Cette mission est validée lorsque tous les Jackpot ont été validé.</text:p>
      <text:p text:style-name="P3"/>
      <text:p text:style-name="P3">Valeurs : 1000000 points</text:p>
      <text:p text:style-name="P3"/>
      <text:list xml:id="list36679761" text:continue-numbering="true" text:style-name="L1">
        <text:list-item>
          <text:list>
            <text:list-item>
              <text:p text:style-name="P19">Multi-balles</text:p>
            </text:list-item>
          </text:list>
        </text:list-item>
      </text:list>
      <text:p text:style-name="P3"/>
      <text:p text:style-name="P3">Cette mission est validée lorsque tous les modes multi-balles ont été débloqué.</text:p>
      <text:p text:style-name="P3"/>
      <text:p text:style-name="P3">Valeurs : 1000000 points</text:p>
      <text:p text:style-name="P3"/>
      <text:list xml:id="list36660252" text:continue-numbering="true" text:style-name="L1">
        <text:list-item>
          <text:list>
            <text:list-item>
              <text:p text:style-name="P19">VEGA</text:p>
            </text:list-item>
          </text:list>
        </text:list-item>
      </text:list>
      <text:p text:style-name="P2"/>
      <text:p text:style-name="P3">Cette mission consiste à attaquer VEGA et finir les 6 sous-missions.</text:p>
      <text:p text:style-name="P3"/>
      <text:list xml:id="list36678357" text:continue-numbering="true" text:style-name="L1">
        <text:list-item>
          <text:list>
            <text:list-item>
              <text:list>
                <text:list-item>
                  <text:p text:style-name="P19">VEGA 1 – Golgoth 1</text:p>
                </text:list-item>
              </text:list>
            </text:list-item>
          </text:list>
        </text:list-item>
      </text:list>
      <text:p text:style-name="P3"/>
      <text:p text:style-name="P3">Taper 1 fois sur chaque cible située sur l'ascenseur devant la rampe centrale. Chaque fois qu'une cible est touchée l'insert correspondant s'allume. Les trois cibles touchées, l'ascenseur descend pour donner l'accès à la rampe. Passer 2 fois par la rampe pour terminer la mission.</text:p>
      <text:p text:style-name="P3"/>
      <text:p text:style-name="P3">Valeurs :</text:p>
      <text:list xml:id="list969930651743847155" text:style-name="L10">
        <text:list-item>
          <text:p text:style-name="P22">cible : 2500 points</text:p>
        </text:list-item>
        <text:list-item>
          <text:p text:style-name="P22">rampe : 15000</text:p>
        </text:list-item>
        <text:list-item>
          <text:p text:style-name="P22">cible déjà touchée : 1000 points</text:p>
        </text:list-item>
        <text:list-item>
          <text:p text:style-name="P22">Mission terminée : 50000 points</text:p>
        </text:list-item>
      </text:list>
      <text:p text:style-name="P3"/>
      <text:p text:style-name="P3">Lorsque la mission est terminée l'ascenseur remonte.</text:p>
      <text:p text:style-name="P3"/>
      <text:list xml:id="list36654922" text:continue-list="list36678357" text:style-name="L1">
        <text:list-item>
          <text:list>
            <text:list-item>
              <text:list>
                <text:list-item>
                  <text:p text:style-name="P19">VEGA <text:s/>2 - xxx</text:p>
                </text:list-item>
              </text:list>
            </text:list-item>
          </text:list>
        </text:list-item>
      </text:list>
      <text:p text:style-name="P3"/>
      <text:p text:style-name="P3">Taper 2 fois sur chaque cible située sur l'ascenseur devant la rampe centrale. Chaque fois qu'une cible est touchée l'insert correspondant clignote et reste allume lorsque le total est atteint. Les trois cibles touchées, l'ascenseur descend pour donner l'accès à la rampe. Passer 4 fois par la rampe pour terminer la mission.</text:p>
      <text:p text:style-name="P3"/>
      <text:p text:style-name="P3">Valeurs :</text:p>
      <text:list xml:id="list36657982" text:continue-list="list969930651743847155" text:style-name="L10">
        <text:list-item>
          <text:p text:style-name="P22">cible : 5000 points</text:p>
        </text:list-item>
        <text:list-item>
          <text:p text:style-name="P22">rampe : 30000</text:p>
        </text:list-item>
        <text:list-item>
          <text:p text:style-name="P22">cible déjà touchée : 2000 points</text:p>
        </text:list-item>
        <text:list-item>
          <text:p text:style-name="P22">Mission terminée : 100000 points</text:p>
        </text:list-item>
      </text:list>
      <text:p text:style-name="P3"/>
      <text:p text:style-name="P3">Lorsque la mission est terminée l'ascenseur remonte.</text:p>
      <text:p text:style-name="P3"/>
      <text:p text:style-name="P3"/>
      <text:list xml:id="list36659675" text:continue-list="list36654922" text:style-name="L1">
        <text:list-item>
          <text:list>
            <text:list-item>
              <text:list>
                <text:list-item>
                  <text:p text:style-name="P19">VEGA 3 - xxx</text:p>
                </text:list-item>
              </text:list>
            </text:list-item>
          </text:list>
        </text:list-item>
      </text:list>
      <text:p text:style-name="P3"/>
      <text:p text:style-name="P3">Taper 3 fois sur chaque cible située sur l'ascenseur devant la rampe centrale. Chaque fois qu'une cible est touchée l'insert correspondant clignote et reste allume lorsque le total est atteint. Les trois cibles touchées, l'ascenseur descend pour donner l'accès à la rampe. Passer 6 fois par la rampe pour terminer la mission.</text:p>
      <text:p text:style-name="P3"><text:soft-page-break/></text:p>
      <text:p text:style-name="P3">Valeurs :</text:p>
      <text:list xml:id="list36686669" text:continue-list="list36657982" text:style-name="L10">
        <text:list-item>
          <text:p text:style-name="P22">cible : 10000 points</text:p>
        </text:list-item>
        <text:list-item>
          <text:p text:style-name="P22">rampe : 60000</text:p>
        </text:list-item>
        <text:list-item>
          <text:p text:style-name="P22">cible déjà touchée : 3000 points</text:p>
        </text:list-item>
        <text:list-item>
          <text:p text:style-name="P22">Mission terminée : 200000 points</text:p>
        </text:list-item>
      </text:list>
      <text:p text:style-name="P3"/>
      <text:p text:style-name="P3">Lorsque la mission est terminée l'ascenseur remonte.</text:p>
      <text:p text:style-name="P3"/>
      <text:list xml:id="list36659463" text:continue-list="list36659675" text:style-name="L1">
        <text:list-item>
          <text:list>
            <text:list-item>
              <text:list>
                <text:list-item>
                  <text:p text:style-name="P19">VEGA 4 - xxx</text:p>
                </text:list-item>
              </text:list>
            </text:list-item>
          </text:list>
        </text:list-item>
      </text:list>
      <text:p text:style-name="P3"/>
      <text:p text:style-name="P3">Taper 4 fois sur chaque cible située sur l'ascenseur devant la rampe centrale. Chaque fois qu'une cible est touchée l'insert correspondant clignote et reste allume lorsque le total est atteint. Les trois cibles touchées, l'ascenseur descend pour donner l'accès à la rampe. Passer 6 fois par la rampe pour terminer la mission.</text:p>
      <text:p text:style-name="P3"/>
      <text:p text:style-name="P3">Valeurs :</text:p>
      <text:list xml:id="list36670417" text:continue-list="list36686669" text:style-name="L10">
        <text:list-item>
          <text:p text:style-name="P22">cible : 15000 points</text:p>
        </text:list-item>
        <text:list-item>
          <text:p text:style-name="P22">rampe : 100000</text:p>
        </text:list-item>
        <text:list-item>
          <text:p text:style-name="P22">cible déjà touchée : 4000 points</text:p>
        </text:list-item>
        <text:list-item>
          <text:p text:style-name="P22">Mission terminée : 400000 points</text:p>
        </text:list-item>
      </text:list>
      <text:p text:style-name="P3"/>
      <text:p text:style-name="P3">Lorsque la mission est terminée l'ascenseur remonte.</text:p>
      <text:p text:style-name="P3"/>
      <text:list xml:id="list36659453" text:continue-list="list36659463" text:style-name="L1">
        <text:list-item>
          <text:list>
            <text:list-item>
              <text:list>
                <text:list-item>
                  <text:p text:style-name="P19">VEGA 5 - xxx</text:p>
                </text:list-item>
              </text:list>
            </text:list-item>
          </text:list>
        </text:list-item>
      </text:list>
      <text:p text:style-name="P3"/>
      <text:p text:style-name="P3">Taper 5 fois sur chaque cible située sur l'ascenseur devant la rampe centrale. Chaque fois qu'une cible est touchée l'insert correspondant clignote et reste allume lorsque le total est atteint. Les trois cibles touchées, l'ascenseur descend pour donner l'accès à la rampe. Passer 8 fois par la rampe pour terminer la mission.</text:p>
      <text:p text:style-name="P3"/>
      <text:p text:style-name="P3">Valeurs :</text:p>
      <text:list xml:id="list36656269" text:continue-list="list36670417" text:style-name="L10">
        <text:list-item>
          <text:p text:style-name="P22">cible : 20000 points</text:p>
        </text:list-item>
        <text:list-item>
          <text:p text:style-name="P22">rampe : 150000</text:p>
        </text:list-item>
        <text:list-item>
          <text:p text:style-name="P22">cible déjà touchée : 5000 points</text:p>
        </text:list-item>
        <text:list-item>
          <text:p text:style-name="P22">Mission terminée : 600000 points</text:p>
        </text:list-item>
      </text:list>
      <text:p text:style-name="P3"/>
      <text:p text:style-name="P3">Lorsque la mission est terminée l'ascenseur remonte.</text:p>
      <text:p text:style-name="P3"/>
      <text:list xml:id="list36668819" text:continue-list="list36659453" text:style-name="L1">
        <text:list-item>
          <text:list>
            <text:list-item>
              <text:list>
                <text:list-item>
                  <text:p text:style-name="P19">VEGA 6 - xxx</text:p>
                </text:list-item>
              </text:list>
            </text:list-item>
          </text:list>
        </text:list-item>
      </text:list>
      <text:p text:style-name="P3"/>
      <text:p text:style-name="P3">Taper 6 fois sur chaque cible située sur l'ascenseur devant la rampe centrale. Chaque fois qu'une cible est touchée l'insert correspondant clignote et reste allume lorsque le total est atteint. Les trois cibles touchées, l'ascenseur descend pour donner l'accès à la rampe. Passer 10 fois par la rampe pour terminer la mission.</text:p>
      <text:p text:style-name="P3"/>
      <text:p text:style-name="P3">Valeurs :</text:p>
      <text:list xml:id="list36659358" text:continue-list="list36656269" text:style-name="L10">
        <text:list-item>
          <text:p text:style-name="P22">cible : 30000 points</text:p>
        </text:list-item>
        <text:list-item>
          <text:p text:style-name="P22">rampe : 25000</text:p>
        </text:list-item>
        <text:list-item>
          <text:p text:style-name="P22">cible déjà touchée : 10000 points</text:p>
        </text:list-item>
        <text:list-item>
          <text:p text:style-name="P22">Mission terminée : 1000000 points</text:p>
        </text:list-item>
      </text:list>
      <text:p text:style-name="P3"><text:soft-page-break/></text:p>
      <text:p text:style-name="P3">Lorsque la mission est terminée l'ascenseur remonte.</text:p>
      <text:p text:style-name="P1"/>
      <text:list xml:id="list36671909" text:continue-list="list36668819" text:style-name="L1">
        <text:list-item>
          <text:list>
            <text:list-item>
              <text:p text:style-name="P19">Missions secondaires</text:p>
            </text:list-item>
          </text:list>
        </text:list-item>
      </text:list>
      <text:p text:style-name="P3"/>
      <text:p text:style-name="P3">Cette mission est validée lorsque toutes les missions secondaires sont réalisées. </text:p>
      <text:p text:style-name="P3"/>
      <text:p text:style-name="P3">Valeurs : 1000000 points</text:p>
      <text:p text:style-name="P3"/>
      <text:list xml:id="list36655819" text:continue-numbering="true" text:style-name="L1">
        <text:list-item>
          <text:p text:style-name="P19">Missions secondaires</text:p>
        </text:list-item>
      </text:list>
      <text:p text:style-name="P1">Les missions secondaires consiste à armer Goldorak</text:p>
      <text:p text:style-name="P1"/>
      <text:list xml:id="list36668055" text:continue-numbering="true" text:style-name="L1">
        <text:list-item>
          <text:list>
            <text:list-item>
              <text:p text:style-name="P19">Fulguropoing</text:p>
            </text:list-item>
          </text:list>
        </text:list-item>
      </text:list>
      <text:p text:style-name="P2"/>
      <text:p text:style-name="P2"/>
      <text:p text:style-name="P2"/>
      <text:list xml:id="list36669865" text:continue-numbering="true" text:style-name="L1">
        <text:list-item>
          <text:list>
            <text:list-item>
              <text:p text:style-name="P19">Cornofulgure</text:p>
            </text:list-item>
          </text:list>
        </text:list-item>
      </text:list>
      <text:p text:style-name="P3"/>
      <text:p text:style-name="P3"/>
      <text:p text:style-name="P3"/>
      <text:list xml:id="list36675714" text:continue-numbering="true" text:style-name="L1">
        <text:list-item>
          <text:list>
            <text:list-item>
              <text:p text:style-name="P19">Hastérohache</text:p>
            </text:list-item>
          </text:list>
        </text:list-item>
      </text:list>
      <text:p text:style-name="P3"/>
      <text:p text:style-name="P3"/>
      <text:p text:style-name="P3"/>
      <text:list xml:id="list36686197" text:continue-numbering="true" text:style-name="L1">
        <text:list-item>
          <text:list>
            <text:list-item>
              <text:p text:style-name="P19">Megavolts</text:p>
            </text:list-item>
          </text:list>
        </text:list-item>
      </text:list>
      <text:p text:style-name="P3"/>
      <text:p text:style-name="P3">Passer 3 fois dans l'orbite gauche pour réussir la mission. Mission réalisable plusieurs fois.</text:p>
      <text:p text:style-name="P3"/>
      <text:p text:style-name="P3">Valeurs :</text:p>
      <text:p text:style-name="P3">passage porte haute gauche : 10000 points</text:p>
      <text:p text:style-name="P3">Megavolt 1 : 50000 points</text:p>
      <text:p text:style-name="P3">Megavolt 2 : 75000 points</text:p>
      <text:p text:style-name="P3">Megavolt 3 et plus : 100000 points</text:p>
      <text:p text:style-name="P3"/>
      <text:p text:style-name="P3"/>
      <text:list xml:id="list36663570" text:continue-numbering="true" text:style-name="L1">
        <text:list-item>
          <text:list>
            <text:list-item>
              <text:p text:style-name="P19">Planitron</text:p>
            </text:list-item>
          </text:list>
        </text:list-item>
      </text:list>
      <text:p text:style-name="P3"/>
      <text:p text:style-name="P3">Passer 3 fois dans l'orbite droite pour réussir la mission. Mission réalisable plusieurs fois.</text:p>
      <text:p text:style-name="P3"/>
      <text:p text:style-name="P3">Valeurs :</text:p>
      <text:p text:style-name="P3">passage porte haute droite : 10000 points</text:p>
      <text:p text:style-name="P3">Megavolt 1 : 50000 points</text:p>
      <text:p text:style-name="P3">Megavolt 2 : 75000 points</text:p>
      <text:p text:style-name="P3">Megavolt 3 et plus : 100000 points</text:p>
      <text:p text:style-name="P3"/>
      <text:list xml:id="list36672010" text:continue-numbering="true" text:style-name="L1">
        <text:list-item>
          <text:list>
            <text:list-item>
              <text:p text:style-name="P19">Pulvonium</text:p>
            </text:list-item>
          </text:list>
        </text:list-item>
      </text:list>
      <text:p text:style-name="P3"/>
      <text:p text:style-name="P3">Passer 3 fois dans la rampe gauche 1 pour réussir la mission. Mission réalisable plusieurs fois.</text:p>
      <text:p text:style-name="P3"/>
      <text:p text:style-name="P3">Valeurs :</text:p>
      <text:p text:style-name="P3">passage rampe gauche 1 : 10000 points</text:p>
      <text:p text:style-name="P3">Pulvonium 1 : 50000 points</text:p>
      <text:p text:style-name="P3"><text:soft-page-break/>Pulvonium 2 : 75000 points</text:p>
      <text:p text:style-name="P3">Pulvonium 3 et plus : 100000 points</text:p>
      <text:p text:style-name="P3"/>
      <text:p text:style-name="P3"/>
      <text:list xml:id="list36678184" text:continue-numbering="true" text:style-name="L1">
        <text:list-item>
          <text:list>
            <text:list-item>
              <text:p text:style-name="P19">Rétrolaser</text:p>
            </text:list-item>
          </text:list>
        </text:list-item>
      </text:list>
      <text:p text:style-name="P3"/>
      <text:p text:style-name="P3">Passer 3 fois dans la rampe droite pour réussir la mission. Mission réalisable plusieurs fois.</text:p>
      <text:p text:style-name="P3"/>
      <text:p text:style-name="P3">Valeurs :</text:p>
      <text:p text:style-name="P3">passage rampe droite : 10000 points</text:p>
      <text:p text:style-name="P3">Rétrolaser 1 : 50000 points</text:p>
      <text:p text:style-name="P3">Rétrolaser 2 : 75000 points</text:p>
      <text:p text:style-name="P3">Rétrolaser 3 et plus : 100000 points</text:p>
      <text:p text:style-name="P3"/>
      <text:list xml:id="list36661613" text:continue-numbering="true" text:style-name="L1">
        <text:list-item>
          <text:list>
            <text:list-item>
              <text:p text:style-name="P19">Missile gama</text:p>
            </text:list-item>
          </text:list>
        </text:list-item>
      </text:list>
      <text:p text:style-name="P3"/>
      <text:p text:style-name="P3">Passer 3 fois dans la rampe gauche 2 pour réussir la mission. Mission réalisable plusieurs fois.</text:p>
      <text:p text:style-name="P3"/>
      <text:p text:style-name="P3">Valeurs :</text:p>
      <text:p text:style-name="P3">passage rampe gauche 2 : 10000 points</text:p>
      <text:p text:style-name="P3">Missile gamma 1 : 50000 points</text:p>
      <text:p text:style-name="P3">Missile gamma 2 : 75000 points</text:p>
      <text:p text:style-name="P3">Missile gamma 3 et plus : 100000 points</text:p>
      <text:p text:style-name="P2"/>
      <text:p text:style-name="P2"/>
      <text:list xml:id="list36661945" text:continue-numbering="true" text:style-name="L1">
        <text:list-item>
          <text:p text:style-name="P19">Bataille finale</text:p>
        </text:list-item>
      </text:list>
      <text:p text:style-name="P1"/>
      <text:p text:style-name="P1">Pour effectuer la bataille finale il faut avoir terminé :</text:p>
      <text:list xml:id="list7822765405447640146" text:style-name="L11">
        <text:list-item>
          <text:p text:style-name="P18">les 4 missions primaires,</text:p>
        </text:list-item>
        <text:list-item>
          <text:p text:style-name="P18">les 8 missions secondaires,</text:p>
        </text:list-item>
      </text:list>
      <text:p text:style-name="P1"/>
      <text:p text:style-name="P1">Le mode Bataille finale se joue en Multiball avec un temps limité. Durant ce temps chaque balle perdue est rendue. A la fin du temps, le joueur termine la Bataille Finale jusqu'à ce qu'il ne reste plus qu'une balle.</text:p>
      <text:p text:style-name="P1"/>
      <text:p text:style-name="P1">La mission consiste à faire le maximum de points possibles.</text:p>
      <text:p text:style-name="P1"/>
      <text:list xml:id="list36661175" text:continue-list="list36661945" text:style-name="L1">
        <text:list-item>
          <text:p text:style-name="P19">Missions Bonus</text:p>
        </text:list-item>
      </text:list>
      <text:p text:style-name="P3"/>
      <text:p text:style-name="P3">Pour avoir les missions Bonus il faut finir la Bataille Finale et n'avoir plus qu'une balle en jeu.</text:p>
      <text:p text:style-name="P3"/>
      <text:list xml:id="list36664198" text:continue-numbering="true" text:style-name="L1">
        <text:list-item>
          <text:list>
            <text:list-item>
              <text:p text:style-name="P19">Bonus 1 – Albator</text:p>
            </text:list-item>
          </text:list>
        </text:list-item>
      </text:list>
      <text:p text:style-name="P3"/>
      <text:p text:style-name="P3"/>
      <text:p text:style-name="P3"/>
      <text:list xml:id="list36665202" text:continue-numbering="true" text:style-name="L1">
        <text:list-item>
          <text:list>
            <text:list-item>
              <text:p text:style-name="P19">Bonus 2 – Capitaine Flamm</text:p>
            </text:list-item>
          </text:list>
        </text:list-item>
      </text:list>
      <text:p text:style-name="P3"/>
      <text:p text:style-name="P3"/>
      <text:p text:style-name="P3"/>
      <text:list xml:id="list36677272" text:continue-numbering="true" text:style-name="L1">
        <text:list-item>
          <text:list>
            <text:list-item>
              <text:p text:style-name="P19">Bonus 3 – Cobra</text:p>
            </text:list-item>
          </text:list>
        </text:list-item>
      </text:list>
      <text:p text:style-name="P3"/>
      <text:p text:style-name="P3"/>
      <text:p text:style-name="P3"><text:soft-page-break/></text:p>
      <text:list xml:id="list36672920" text:continue-numbering="true" text:style-name="L1">
        <text:list-item>
          <text:list>
            <text:list-item>
              <text:p text:style-name="P19">Bonus 4 – Les Mystérieuses Citées d'Or</text:p>
            </text:list-item>
          </text:list>
        </text:list-item>
      </text:list>
      <text:p text:style-name="P1"/>
      <text:p text:style-name="P1"/>
      <text:p text:style-name="P1"/>
      <text:list xml:id="list36670382" text:continue-numbering="true" text:style-name="L1">
        <text:list-item>
          <text:p text:style-name="P19">Bataille cachée – Great Mazinger</text:p>
        </text:list-item>
      </text:list>
      <text:p text:style-name="P2"/>
      <text:p text:style-name="P3">Pour avoir accès à la bataille cachée il faut finir les missions Bon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30T14:02:54.47</meta:creation-date>
    <dc:date>2025-01-08T16:40:48.05</dc:date>
    <meta:editing-duration>PT8H19M42S</meta:editing-duration>
    <meta:editing-cycles>40</meta:editing-cycles>
    <meta:generator>OpenOffice/4.1.7$Win32 OpenOffice.org_project/417m1$Build-9800</meta:generator>
    <meta:document-statistic meta:table-count="0" meta:image-count="0" meta:object-count="0" meta:page-count="8" meta:paragraph-count="199" meta:word-count="1768" meta:character-count="9881"/>
  </office:meta>
</office:document-meta>
</file>